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5E0000005E0B1378DF386115AF.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svg:stroke-width="0.035cm" svg:stroke-color="#00cc00" draw:marker-start-width="0.252cm" draw:marker-end="Dimension_20_Lines" draw:marker-end-width="0.352cm" draw:fill="none" draw:textarea-vertical-align="middle" fo:padding-top="0.142cm" fo:padding-bottom="0.142cm" fo:padding-left="0.267cm" fo:padding-right="0.267cm"/>
    </style:style>
    <style:style style:name="gr2" style:family="graphic" style:parent-style-name="objectwithoutfill">
      <style:graphic-properties svg:stroke-width="0.035cm" svg:stroke-color="#00cc00" draw:marker-start-width="0.252cm" draw:marker-end="Arrow" draw:marker-end-width="0.352cm" draw:fill="none" draw:textarea-vertical-align="middle" fo:padding-top="0.142cm" fo:padding-bottom="0.142cm" fo:padding-left="0.267cm" fo:padding-right="0.267cm"/>
    </style:style>
    <style:style style:name="gr3" style:family="graphic" style:parent-style-name="objectwithoutfill">
      <style:graphic-properties svg:stroke-width="0.035cm" svg:stroke-color="#660066" draw:marker-start-width="0.252cm" draw:marker-end="Arrow" draw:marker-end-width="0.3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66ccff" draw:marker-start-width="0.252cm" draw:marker-end="Arrow" draw:marker-end-width="0.352cm" draw:fill="none" draw:textarea-vertical-align="middle" fo:padding-top="0.142cm" fo:padding-bottom="0.142cm" fo:padding-left="0.267cm" fo:padding-right="0.267cm"/>
    </style:style>
    <style:style style:name="gr5" style:family="graphic" style:parent-style-name="objectwithoutfill">
      <style:graphic-properties draw:stroke="dash" draw:stroke-dash="Fine_20_Dashed" draw:fill="none" draw:textarea-vertical-align="middle"/>
    </style:style>
    <style:style style:name="gr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style:style>
    <style:style style:name="gr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d32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aw:fill-color="#ffd320"/>
    </style:style>
    <style:style style:name="gr1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9933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fill-color="#9933ff"/>
    </style:style>
    <style:style style:name="gr1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cc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 style:family="graphic" style:parent-style-name="standard">
      <style:graphic-properties draw:stroke="none" draw:fill-color="#cc0000"/>
    </style:style>
    <style:style style:name="gr1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99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draw:fill-color="#669966"/>
    </style:style>
    <style:style style:name="gr16" style:family="graphic" style:parent-style-name="standard">
      <style:graphic-properties draw:stroke="none" dr3d:horizontal-segments="4" dr3d:vertical-segments="14" dr3d:close-front="true" dr3d:close-back="true"/>
    </style:style>
    <style:style style:name="gr17" style:family="graphic" style:parent-style-name="standard">
      <style:graphic-properties draw:stroke="none" draw:fill-color="#669966" dr3d:horizontal-segments="4" dr3d:vertical-segments="14" dr3d:close-front="true" dr3d:close-back="true"/>
    </style:style>
    <style:style style:name="gr18" style:family="graphic" style:parent-style-name="standard">
      <style:graphic-properties draw:stroke="none" draw:fill-color="#ffd320" dr3d:horizontal-segments="4" dr3d:vertical-segments="14" dr3d:close-front="true" dr3d:close-back="true"/>
    </style:style>
    <style:style style:name="gr19" style:family="graphic" style:parent-style-name="standard">
      <style:graphic-properties draw:stroke="none" svg:stroke-color="#ffffff" draw:fill="none" draw:fill-color="#ffffff" fo:min-height="0.72cm"/>
    </style:style>
    <style:style style:name="gr20" style:family="graphic" style:parent-style-name="standard">
      <style:graphic-properties draw:stroke="none" svg:stroke-color="#000000" draw:fill="none" draw:fill-color="#ffffff" fo:min-height="0.72cm"/>
    </style:style>
    <style:style style:name="gr21" style:family="graphic" style:parent-style-name="standard">
      <style:graphic-properties draw:stroke="none" svg:stroke-color="#000000" draw:fill="none" draw:fill-color="#ffffff" fo:min-height="0.853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fill-color="#00cc33"/>
    </style:style>
    <style:style style:name="gr25" style:family="graphic" style:parent-style-name="standard">
      <style:graphic-properties draw:stroke="none" svg:stroke-color="#000000" draw:fill="none" fo:min-height="0.784cm"/>
    </style:style>
    <style:style style:name="gr26"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00cc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7" style:family="graphic" style:parent-style-name="standard">
      <style:graphic-properties draw:stroke="none" svg:stroke-color="#000000" draw:fill-color="#00cc33" dr3d:vertical-segments="97" dr3d:close-front="true" dr3d:close-back="true"/>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style:text-properties fo:color="#ffffff" fo:font-size="18pt" style:font-size-asian="18pt" style:font-size-complex="18pt"/>
    </style:style>
    <style:style style:name="P4" style:family="paragraph">
      <style:paragraph-properties fo:margin-left="0cm" fo:margin-right="0cm" fo:text-indent="0cm">
        <style:tab-stops>
          <style:tab-stop style:position="0.7cm"/>
        </style:tab-stops>
      </style:paragraph-properties>
    </style:style>
    <style:style style:name="T1" style:family="text">
      <style:text-properties fo:color="#ffffff" fo:font-size="18pt" style:font-size-asian="18pt" style:font-size-complex="18pt"/>
    </style:style>
    <style:style style:name="T2" style:family="text">
      <style:text-properties fo:color="#729fcf" fo:font-size="21.2000007629395pt"/>
    </style:style>
    <style:style style:name="T3" style:family="text">
      <style:text-properties fo:color="#669966" fo:font-size="21.2000007629395pt"/>
    </style:style>
    <style:style style:name="T4" style:family="text">
      <style:text-properties fo:color="#cc0000" fo:font-size="21.2000007629395pt"/>
    </style:style>
    <style:style style:name="T5" style:family="text">
      <style:text-properties fo:color="#9933ff" fo:font-size="21.2000007629395pt"/>
    </style:style>
    <style:style style:name="T6" style:family="text">
      <style:text-properties fo:color="#9933ff" fo:font-size="12pt"/>
    </style:style>
    <style:style style:name="T7" style:family="text">
      <style:text-properties fo:color="#ffd320" fo:font-size="21.2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5.905cm" svg:y1="8.992cm" svg:x2="27.069cm" svg:y2="8.992cm">
          <text:p/>
        </draw:line>
        <draw:line draw:style-name="gr2" draw:text-style-name="P1" draw:layer="layout" svg:x1="14.106cm" svg:y1="5.998cm" svg:x2="25.577cm" svg:y2="5.998cm">
          <text:p/>
        </draw:line>
        <draw:line draw:style-name="gr3" draw:text-style-name="P1" draw:layer="layout" svg:x1="26.035cm" svg:y1="8.799cm" svg:x2="26.035cm" svg:y2="6.586cm">
          <text:p/>
        </draw:line>
        <draw:line draw:style-name="gr3" draw:text-style-name="P1" draw:layer="layout" svg:x1="26.035cm" svg:y1="9.262cm" svg:x2="26.035cm" svg:y2="11.379cm">
          <text:p/>
        </draw:line>
        <draw:line draw:style-name="gr2" draw:text-style-name="P1" draw:layer="layout" svg:x1="22.076cm" svg:y1="12.007cm" svg:x2="25.632cm" svg:y2="12.007cm">
          <text:p/>
        </draw:line>
        <draw:line draw:style-name="gr2" draw:text-style-name="P1" draw:layer="layout" svg:x1="22.077cm" svg:y1="9.007cm" svg:x2="25.568cm" svg:y2="8.978cm">
          <text:p/>
        </draw:line>
        <draw:line draw:style-name="gr3" draw:text-style-name="P1" draw:layer="layout" svg:x1="17.919cm" svg:y1="15.058cm" svg:x2="21.693cm" svg:y2="12.575cm">
          <text:p/>
        </draw:line>
        <draw:line draw:style-name="gr2" draw:text-style-name="P1" draw:layer="layout" svg:x1="17.926cm" svg:y1="12.007cm" svg:x2="21.521cm" svg:y2="12.007cm">
          <text:p/>
        </draw:line>
        <draw:line draw:style-name="gr2" draw:text-style-name="P1" draw:layer="layout" svg:x1="14.139cm" svg:y1="12.007cm" svg:x2="17.376cm" svg:y2="12.007cm">
          <text:p/>
        </draw:line>
        <draw:line draw:style-name="gr4" draw:text-style-name="P1" draw:layer="layout" svg:x1="14.042cm" svg:y1="12.138cm" svg:x2="14.042cm" svg:y2="14.699cm">
          <text:p/>
        </draw:line>
        <draw:line draw:style-name="gr2" draw:text-style-name="P1" draw:layer="layout" svg:x1="14.157cm" svg:y1="15.039cm" svg:x2="17.35cm" svg:y2="15.039cm">
          <text:p/>
        </draw:line>
        <draw:line draw:style-name="gr2" draw:text-style-name="P1" draw:layer="layout" svg:x1="18.058cm" svg:y1="18.023cm" svg:x2="21.548cm" svg:y2="18.023cm">
          <text:p/>
        </draw:line>
        <draw:line draw:style-name="gr2" draw:text-style-name="P1" draw:layer="layout" svg:x1="14.089cm" svg:y1="18.023cm" svg:x2="17.656cm" svg:y2="18.023cm">
          <text:p/>
        </draw:line>
        <draw:line draw:style-name="gr2" draw:text-style-name="P1" draw:layer="layout" svg:x1="10.203cm" svg:y1="18.023cm" svg:x2="13.509cm" svg:y2="18.023cm">
          <text:p/>
        </draw:line>
        <draw:line draw:style-name="gr2" draw:text-style-name="P1" draw:layer="layout" svg:x1="10.153cm" svg:y1="12.007cm" svg:x2="13.451cm" svg:y2="12.007cm">
          <text:p/>
        </draw:line>
        <draw:line draw:style-name="gr2" draw:text-style-name="P1" draw:layer="layout" svg:x1="10.22cm" svg:y1="5.998cm" svg:x2="13.397cm" svg:y2="5.998cm">
          <text:p/>
        </draw:line>
        <draw:line draw:style-name="gr4" draw:text-style-name="P1" draw:layer="layout" svg:x1="10.02cm" svg:y1="12.124cm" svg:x2="10.02cm" svg:y2="17.248cm">
          <text:p/>
        </draw:line>
        <draw:line draw:style-name="gr5" draw:text-style-name="P1" draw:layer="layout" svg:x1="8.034cm" svg:y1="1.948cm" svg:x2="8.082cm" svg:y2="19.904cm">
          <text:p/>
        </draw:line>
        <draw:line draw:style-name="gr5" draw:text-style-name="P1" draw:layer="layout" svg:x1="12.026cm" svg:y1="1.972cm" svg:x2="12.051cm" svg:y2="19.928cm">
          <text:p/>
        </draw:line>
        <draw:line draw:style-name="gr5" draw:text-style-name="P1" draw:layer="layout" svg:x1="15.995cm" svg:y1="2.02cm" svg:x2="16.068cm" svg:y2="19.928cm">
          <text:p/>
        </draw:line>
        <draw:line draw:style-name="gr5" draw:text-style-name="P1" draw:layer="layout" svg:x1="20.012cm" svg:y1="2.02cm" svg:x2="20.013cm" svg:y2="19.928cm">
          <text:p/>
        </draw:line>
        <draw:line draw:style-name="gr5" draw:text-style-name="P1" draw:layer="layout" svg:x1="24.005cm" svg:y1="1.948cm" svg:x2="23.981cm" svg:y2="20cm">
          <text:p/>
        </draw:line>
        <draw:line draw:style-name="gr4" draw:text-style-name="P1" draw:layer="layout" svg:x1="10.02cm" svg:y1="6.109cm" svg:x2="10.02cm" svg:y2="11.259cm">
          <text:p/>
        </draw:line>
        <dr3d:scene draw:style-name="gr6" svg:width="0.866cm" svg:height="0.866cm" svg:x="9.587cm" svg:y="5.5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 draw:layer="layout"/>
        </dr3d:scene>
        <dr3d:scene draw:style-name="gr8" svg:width="0.866cm" svg:height="0.866cm" svg:x="21.617cm" svg:y="8.5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3d:scene draw:style-name="gr10" svg:width="0.866cm" svg:height="0.866cm" svg:x="13.609cm" svg:y="14.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3d:scene draw:style-name="gr12" svg:width="0.866cm" svg:height="0.866cm" svg:x="9.587cm" svg:y="17.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3" draw:layer="layout"/>
        </dr3d:scene>
        <dr3d:scene draw:style-name="gr14" svg:width="0.866cm" svg:height="0.866cm" svg:x="9.587cm" svg:y="11.57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 draw:layer="layout"/>
        </dr3d:scene>
        <dr3d:scene draw:style-name="gr6" svg:width="0.726cm" svg:height="0.726cm" svg:x="13.679cm" svg:y="5.635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3d:scene draw:style-name="gr12" svg:width="0.726cm" svg:height="0.726cm" svg:x="13.679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17.671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2" svg:width="0.726cm" svg:height="0.726cm" svg:x="21.687cm" svg:y="17.6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0.726cm" svg:height="0.726cm" svg:x="17.671cm" svg:y="14.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14" svg:width="0.726cm" svg:height="0.726cm" svg:x="17.671cm" svg:y="11.64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0.726cm" svg:height="0.726cm" svg:x="13.679cm" svg:y="11.644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aw:line draw:style-name="gr4" draw:text-style-name="P1" draw:layer="layout" svg:x1="22.05cm" svg:y1="12.05cm" svg:x2="22.05cm" svg:y2="9.489cm">
          <text:p/>
        </draw:line>
        <draw:line draw:style-name="gr4" draw:text-style-name="P1" draw:layer="layout" svg:x1="10.02cm" svg:y1="3.363cm" svg:x2="10.02cm" svg:y2="5.497cm">
          <text:p/>
        </draw:line>
        <dr3d:scene draw:style-name="gr6" svg:width="0.838cm" svg:height="0.838cm" svg:x="25.616cm" svg:y="5.57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 draw:layer="layout" svg:viewBox="0 -5000 2500 10000" svg:d="M0 5000l125-500 125-500 250-1000 500-2000 500-2000 500-2000 500-2000h-500-500-500-500-250-250z"/>
        </dr3d:scene>
        <dr3d:scene draw:style-name="gr14" svg:width="0.838cm" svg:height="0.838cm" svg:x="25.616cm" svg:y="11.5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0.838cm" svg:height="0.838cm" svg:x="25.616cm" svg:y="8.5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 draw:layer="layout" svg:viewBox="0 -5000 2500 10000" svg:d="M0 5000l125-500 125-500 250-1000 500-2000 500-2000 500-2000 500-2000h-500-500-500-500-250-250z"/>
        </dr3d:scene>
        <dr3d:scene draw:style-name="gr14" svg:width="0.838cm" svg:height="0.838cm" svg:x="21.631cm" svg:y="11.58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7" draw:layer="layout" svg:viewBox="0 -5000 2500 10000" svg:d="M0 5000l125-500 125-500 250-1000 500-2000 500-2000 500-2000 500-2000h-500-500-500-500-250-250z"/>
        </dr3d:scene>
        <dr3d:scene draw:style-name="gr8" svg:width="5.064cm" svg:height="1.985cm" svg:x="2.081cm" svg:y="8.01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 draw:layer="layout"/>
        </dr3d:scene>
        <dr3d:scene draw:style-name="gr14" svg:width="5.064cm" svg:height="1.985cm" svg:x="2.081cm" svg:y="11.02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2" svg:width="5.064cm" svg:height="1.985cm" svg:x="2.081cm" svg:y="17.007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 draw:layer="layout"/>
        </dr3d:scene>
        <dr3d:scene draw:style-name="gr10" svg:width="5.064cm" svg:height="1.985cm" svg:x="2.081cm" svg:y="14.071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 draw:layer="layout"/>
        </dr3d:scene>
        <dr3d:scene draw:style-name="gr6" svg:width="5.108cm" svg:height="2.05cm" svg:x="2.059cm" svg:y="4.97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 draw:layer="layout"/>
        </dr3d:scene>
        <draw:frame draw:style-name="gr19" draw:text-style-name="P2" draw:layer="layout" svg:width="3.793cm" svg:height="0.97cm" svg:x="2.717cm" svg:y="5.518cm">
          <draw:text-box>
            <text:p>Version 1.0</text:p>
          </draw:text-box>
        </draw:frame>
        <draw:frame draw:style-name="gr20" draw:text-style-name="P2" draw:layer="layout" svg:width="2.909cm" svg:height="0.97cm" svg:x="3.159cm" svg:y="8.524cm">
          <draw:text-box>
            <text:p>Release</text:p>
          </draw:text-box>
        </draw:frame>
        <draw:frame draw:style-name="gr20" draw:text-style-name="P2" draw:layer="layout" svg:width="1.852cm" svg:height="0.97cm" svg:x="3.687cm" svg:y="17.514cm">
          <draw:text-box>
            <text:p>Red</text:p>
          </draw:text-box>
        </draw:frame>
        <draw:frame draw:style-name="gr21" draw:text-style-name="P2" draw:layer="layout" svg:width="4.364cm" svg:height="1.103cm" svg:x="2.431cm" svg:y="11.461cm">
          <draw:text-box>
            <text:p>Development</text:p>
          </draw:text-box>
        </draw:frame>
        <draw:frame draw:style-name="gr22" draw:text-style-name="P2" draw:layer="layout" svg:width="2.469cm" svg:height="0.962cm" svg:x="3.379cm" svg:y="14.582cm">
          <draw:text-box>
            <text:p>Purple</text:p>
          </draw:text-box>
        </draw:frame>
        <dr3d:scene draw:style-name="gr23" svg:width="5.064cm" svg:height="1.985cm" svg:x="2.081cm" svg:y="2.048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4" draw:layer="layout"/>
        </dr3d:scene>
        <draw:frame draw:style-name="gr25" draw:text-style-name="P3" draw:layer="layout" svg:width="2.7cm" svg:height="1.034cm" svg:x="3.263cm" svg:y="2.523cm">
          <draw:text-box>
            <text:p><text:span text:style-name="T1">Master</text:span></text:p>
          </draw:text-box>
        </draw:frame>
        <dr3d:scene draw:style-name="gr26" svg:width="0.939cm" svg:height="1.034cm" svg:x="9.551cm" svg:y="2.547cm" dr3d:transform="matrix (1 0 0 0 0.000000000000296712824519799 1 0 -1 0.000000000000296712824519799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7" draw:layer="layout" svg:viewBox="500 -500 1000 1000" svg:d="M1500 0l-0.990668449545638-33.9002972435307-3.00400996771555-32.7847408662235-5.06535841450454-31.8483487856369-7.17471378991218-31.0911210017709-9.3320760939389-30.5130575146257-11.5374453265842-30.1141583242011-13.7908214878482-29.8944234304972-16.0922045777313-29.8538528335139-17.8080926657994-28.8631843839684-18.9939193783753-26.8904134627815-20.3109034590525-25.0487999096965-21.7590449078323-23.3383437247134-23.3383437247132-21.7590449078321-25.0487999096965-20.3109034590527-26.8904134627817-18.9939193783752-28.8631843839685-17.8080926657994-29.8538528335139-16.0922045777313-29.8944234304972-13.7908214878483-30.1141583242011-11.5374453265842-30.5130575146256-9.3320760939389-31.0911210017709-7.17471378991235-31.848348785637-5.0653584145046-32.7847408662235-3.00400996771566-33.9002972435306-0.990668449545467-33.9002972435308 0.990668449545467-32.7847408662236 3.0040099677156-31.8483487856369 5.0653584145046-31.0911210017708 7.17471378991235-30.5130575146259 9.33207609393884-30.1141583242011 11.5374453265842-29.8944234304971 13.7908214878483-29.8538528335139 16.0922045777313-28.8631843839684 17.8080926657994-26.8904134627817 18.9939193783752-25.0487999096964 20.3109034590527-23.3383437247134 21.759044907832-21.759044907832 23.3383437247133-20.3109034590527 25.0487999096965-18.9939193783752 26.8904134627815-17.8080926657996 28.8631843839685-16.0922045777313 29.853852833514-13.7908214878482 29.8944234304972-11.5374453265842 30.1141583242011-9.3320760939389 30.5130575146257-7.17471378991235 31.0911210017709-5.06535841450466 31.8483487856369-3.00400996771566 32.7847408662235-0.990668449545467 33.9002972435307 0.990668449545467 33.9002972435307 3.0040099677156 32.7847408662235 5.0653584145046 31.8483487856369 7.17471378991235 31.091121001771 9.33207609393878 30.5130575146257 11.5374453265842 30.1141583242011 13.7908214878482 29.8944234304972 16.0922045777313 29.853852833514 17.8080926657994 28.8631843839685 18.993919378375 26.8904134627816 20.3109034590527 25.0487999096966 21.759044907832 23.3383437247134 23.3383437247134 21.7590449078321 25.0487999096964 20.3109034590527 26.8904134627817 18.9939193783752 28.8631843839684 17.8080926657995 29.8538528335139 16.0922045777313 29.8944234304971 13.7908214878483 30.1141583242011 11.5374453265842 30.5130575146259 9.3320760939389 31.0911210017708 7.17471378991235 31.8483487856369 5.06535841450466 32.7847408662235 3.00400996771566 33.9002972435308 0.990668449545467 33.9002972435308-0.990668449545467 32.7847408662235-3.0040099677156 31.8483487856367-5.06535841450454 31.0911210017709-7.17471378991229 30.5130575146259-9.33207609393884 30.1141583242011-11.5374453265842 29.8944234304972-13.7908214878483 29.8538528335139-16.0922045777312 28.8631843839685-17.8080926657995 26.8904134627817-18.993919378375 25.0487999096965-20.3109034590526 23.3383437247132-21.759044907832 21.7590449078323-23.3383437247134 20.3109034590525-25.0487999096965 18.9939193783753-26.8904134627815 17.8080926657994-28.8631843839685 16.0922045777313-29.8538528335139 13.7908214878482-29.8944234304972 11.5374453265842-30.1141583242011 9.3320760939389-30.5130575146257 7.1747137899124-31.0911210017709 5.06535841450477-31.8483487856369 3.00400996771555-32.7847408662235 0.990668449545638-33.9002972435307z"/>
        </dr3d:scene>
        <draw:line draw:style-name="gr5" draw:text-style-name="P1" draw:layer="layout" svg:x1="27.959cm" svg:y1="20cm" svg:x2="27.958cm" svg:y2="1.948cm">
          <text:p/>
        </draw:line>
        <draw:line draw:style-name="gr2" draw:text-style-name="P1" draw:layer="layout" svg:x1="26.138cm" svg:y1="5.998cm" svg:x2="27.934cm" svg:y2="5.998cm">
          <text:p/>
        </draw:line>
        <draw:line draw:style-name="gr2" draw:text-style-name="P1" draw:layer="layout" svg:x1="26.066cm" svg:y1="12.019cm" svg:x2="27.883cm" svg:y2="11.995cm">
          <text:p/>
        </draw:line>
        <officeooo:annotation svg:x="9.821cm" svg:y="4.198cm">
          <dc:date>2017-03-04T22:09:52</dc:date>
          <text:p>Task:</text:p>
          <text:p>Version 1.0 branched from master.</text:p>
          <text:p>Master frozen.</text:p>
          <text:p/>
          <text:p>Commands:</text:p>
          <text:p><text:span text:style-name="T2"><text:s text:c="4"/></text:span><text:span text:style-name="T2">git checkout -b Version_1.0 master</text:span></text:p>
          <text:p><text:span text:style-name="T2"><text:s text:c="4"/></text:span><text:span text:style-name="T2">git branch --edit-description <text:s/>Version_1.0</text:span></text:p>
          <text:p><text:span text:style-name="T2"><text:s text:c="4"/></text:span><text:span text:style-name="T2">git push -u origin Version_1.0</text:span></text:p>
        </officeooo:annotation>
        <officeooo:annotation svg:x="9.82cm" svg:y="9.947cm">
          <dc:date>2017-03-04T22:10:21</dc:date>
          <text:p>Task:</text:p>
          <text:p>Development branched from Version 1.0.</text:p>
          <text:p/>
          <text:p>Commands:</text:p>
          <text:p><text:span text:style-name="T3"><text:s text:c="4"/></text:span><text:span text:style-name="T3">git checkout -b Development Version_1.0 </text:span></text:p>
          <text:p><text:span text:style-name="T3"><text:s text:c="4"/></text:span><text:span text:style-name="T3">git branch --edit-description <text:s/>Development</text:span></text:p>
          <text:p><text:span text:style-name="T3"><text:s text:c="4"/></text:span><text:span text:style-name="T3">git push -u origin Development</text:span></text:p>
        </officeooo:annotation>
        <officeooo:annotation svg:x="9.821cm" svg:y="15.978cm">
          <dc:date>2017-03-04T22:10:45</dc:date>
          <text:p>Task:</text:p>
          <text:p>Red_Feature branched from Development</text:p>
          <text:p/>
          <text:p>Commands:</text:p>
          <text:p><text:span text:style-name="T4"><text:s text:c="4"/></text:span><text:span text:style-name="T4">git checkout -b Red_Feature Version_1.0</text:span></text:p>
          <text:p><text:span text:style-name="T4"><text:s text:c="4"/></text:span><text:span text:style-name="T4">git branch --edit-description <text:s/>Red_Feature</text:span></text:p>
          <text:p><text:span text:style-name="T4"><text:s text:c="4"/></text:span><text:span text:style-name="T4">git push -u origin Red_Feature</text:span></text:p>
        </officeooo:annotation>
        <officeooo:annotation svg:x="12.338cm" svg:y="5.775cm">
          <dc:date>2017-03-04T22:11:07</dc:date>
          <text:p>Task:</text:p>
          <text:p>Version 1.0 updated.</text:p>
          <text:p/>
          <text:p>Commands:</text:p>
          <text:p><text:span text:style-name="T2"><text:s text:c="4"/></text:span><text:span text:style-name="T2">git checkout Version_1.0</text:span></text:p>
          <text:p text:style-name="P4"><text:span text:style-name="T2"><text:tab/></text:span><text:span text:style-name="T2">vi initializr/robots.txt</text:span></text:p>
          <text:p text:style-name="P4"><text:span text:style-name="T2"><text:tab/></text:span><text:span text:style-name="T2">git commit -am "Section 2 - Step 4: Updating initializr/robots.txt"</text:span></text:p>
          <text:p text:style-name="P4"><text:span text:style-name="T2"><text:tab/></text:span><text:span text:style-name="T2">git push</text:span></text:p>
        </officeooo:annotation>
        <officeooo:annotation svg:x="12.415cm" svg:y="11.728cm">
          <dc:date>2017-03-04T22:11:23</dc:date>
          <text:p>Task:</text:p>
          <text:p>Development updated.</text:p>
          <text:p/>
          <text:p>Commands:</text:p>
          <text:p><text:span text:style-name="T3"><text:s text:c="4"/></text:span><text:span text:style-name="T3">git checkout Development </text:span></text:p>
          <text:p><text:span text:style-name="T3"><text:s text:c="4"/></text:span><text:span text:style-name="T3">vi Features/New_Dev.URL</text:span></text:p>
          <text:p><text:span text:style-name="T3"><text:s text:c="4"/></text:span><text:span text:style-name="T3">git add Features/New_Dev.URL</text:span></text:p>
          <text:p><text:span text:style-name="T3"><text:s text:c="4"/></text:span><text:span text:style-name="T3">git commit -m "Section 2 - Step 5: Creating Features/New_Dev.URL"</text:span></text:p>
          <text:p><text:span text:style-name="T3"><text:s text:c="4"/></text:span><text:span text:style-name="T3">git push</text:span></text:p>
        </officeooo:annotation>
        <officeooo:annotation svg:x="13.838cm" svg:y="13.382cm">
          <dc:date>2017-03-04T22:12:36</dc:date>
          <text:p>Task:</text:p>
          <text:p>Purple_Feature branched from Devlelopment.</text:p>
          <text:p/>
          <text:p><text:span text:style-name="T5">Commands:</text:span></text:p>
          <text:p><text:span text:style-name="T6"><text:s text:c="4"/></text:span><text:span text:style-name="T6">git checkout -b Purple_Feature Development</text:span></text:p>
          <text:p><text:span text:style-name="T6"><text:s text:c="4"/></text:span><text:span text:style-name="T6">git branch --edit-description <text:s/>Purple_Feature</text:span></text:p>
          <text:p><text:span text:style-name="T6"><text:s text:c="4"/></text:span><text:span text:style-name="T6">git push origin -u Purple_Featur</text:span></text:p>
        </officeooo:annotation>
        <officeooo:annotation svg:x="12.288cm" svg:y="17.783cm">
          <dc:date>2017-03-04T22:12:51</dc:date>
          <text:p>Task:</text:p>
          <text:p>Red_Feature Updated.</text:p>
          <text:p/>
          <text:p>Commands:</text:p>
          <text:p><text:span text:style-name="T4"><text:s text:c="3"/></text:span><text:span text:style-name="T4">git checkout Red_Feature </text:span></text:p>
          <text:p><text:span text:style-name="T4"><text:s text:c="3"/></text:span><text:span text:style-name="T4">mkdir Red_Feature</text:span></text:p>
          <text:p><text:span text:style-name="T4"><text:s text:c="4"/></text:span><text:span text:style-name="T4">vi Red_Feature/Section2_Step7.txt</text:span></text:p>
          <text:p><text:span text:style-name="T4"><text:s text:c="4"/></text:span><text:span text:style-name="T4">git add Red_Feature/Section2_Step7.txt</text:span></text:p>
          <text:p><text:span text:style-name="T4"><text:s text:c="4"/></text:span><text:span text:style-name="T4">git commit -m "Section 2 - Step 7: Creating Red_Feature/Section2_Step7.txt"</text:span></text:p>
          <text:p><text:span text:style-name="T4"><text:s text:c="4"/></text:span><text:span text:style-name="T4">git push</text:span></text:p>
        </officeooo:annotation>
        <officeooo:annotation svg:x="16.357cm" svg:y="11.753cm">
          <dc:date>2017-03-04T22:13:08</dc:date>
          <text:p>Task:</text:p>
          <text:p>Development Updated.</text:p>
          <text:p/>
          <text:p>Commands:</text:p>
          <text:p><text:span text:style-name="T3"><text:s text:c="4"/></text:span><text:span text:style-name="T3">git checkout Development </text:span></text:p>
          <text:p><text:span text:style-name="T3"><text:s text:c="4"/></text:span><text:span text:style-name="T3">vi Features/Extra_New_Dev.URL</text:span></text:p>
          <text:p><text:span text:style-name="T3"><text:s text:c="4"/></text:span><text:span text:style-name="T3">git add Features/Extra_New_Dev.URL</text:span></text:p>
          <text:p><text:span text:style-name="T3"><text:s text:c="4"/></text:span><text:span text:style-name="T3">git commit -m "Section 3 - Step 8: Creating Features/Extra_New_Dev.URL"</text:span></text:p>
          <text:p><text:span text:style-name="T3"/></text:p>
          <text:p><text:span text:style-name="T3"><text:s text:c="4"/></text:span><text:span text:style-name="T3">vi Features/New_Dev.URL</text:span></text:p>
          <text:p><text:span text:style-name="T3"><text:s text:c="4"/></text:span><text:span text:style-name="T3">git commit -am "Section 3 - Step 8: Updating Features/New_Dev.URL"</text:span></text:p>
          <text:p><text:span text:style-name="T3"><text:s text:c="4"/></text:span><text:span text:style-name="T3">git push</text:span></text:p>
        </officeooo:annotation>
        <officeooo:annotation svg:x="16.358cm" svg:y="14.755cm">
          <dc:date>2017-03-04T22:13:23</dc:date>
          <text:p>Task:</text:p>
          <text:p>Purple_Feature Updated.</text:p>
          <text:p/>
          <text:p>Commands:</text:p>
          <text:p><text:span text:style-name="T5"><text:s text:c="4"/></text:span><text:span text:style-name="T5">git checkout Purple_Feature</text:span></text:p>
          <text:p><text:span text:style-name="T5"><text:s text:c="4"/></text:span><text:span text:style-name="T5">mkdir Purple_Feature</text:span></text:p>
          <text:p><text:span text:style-name="T5"><text:s text:c="4"/></text:span><text:span text:style-name="T5">vi Purple_Feature/Section3_Step9.txt</text:span></text:p>
          <text:p><text:span text:style-name="T5"><text:s text:c="4"/></text:span><text:span text:style-name="T5">git add Purple_Feature/Section3_Step9.txt</text:span></text:p>
          <text:p><text:span text:style-name="T5"><text:s text:c="4"/></text:span><text:span text:style-name="T5">git commit -m "Section 3 - Step 9: Creating Red_Feature/Section3_Step9.txt"</text:span></text:p>
          <text:p><text:span text:style-name="T5"><text:s text:c="4"/></text:span><text:span text:style-name="T5">git push</text:span></text:p>
        </officeooo:annotation>
        <officeooo:annotation svg:x="16.282cm" svg:y="17.732cm">
          <dc:date>2017-03-04T22:13:34</dc:date>
          <text:p>Task:</text:p>
          <text:p>Red_Feature Updated.</text:p>
          <text:p/>
          <text:p>Commands:</text:p>
          <text:p><text:span text:style-name="T4"><text:s text:c="4"/></text:span><text:span text:style-name="T4">git checkout Red_Feature</text:span></text:p>
          <text:p><text:span text:style-name="T4"><text:s text:c="4"/></text:span><text:span text:style-name="T4">vi Red_Feature/Section3_Step10.sh</text:span></text:p>
          <text:p><text:span text:style-name="T4"><text:s text:c="4"/></text:span><text:span text:style-name="T4">git add Red_Feature/Section3_Step10.sh</text:span></text:p>
          <text:p><text:span text:style-name="T4"><text:s text:c="4"/></text:span><text:span text:style-name="T4">git commit -m "Section 3 - Step 10: Creating Red_Feature/Section3_Step10.sh"</text:span></text:p>
          <text:p><text:span text:style-name="T4"><text:s text:c="4"/></text:span><text:span text:style-name="T4">git push</text:span></text:p>
        </officeooo:annotation>
        <officeooo:annotation svg:x="20.225cm" svg:y="11.752cm">
          <dc:date>2017-03-04T22:13:57</dc:date>
          <text:p>Task:</text:p>
          <text:p>Development Updated.</text:p>
          <text:p/>
          <text:p>Commands:</text:p>
          <text:p><text:span text:style-name="T3"><text:s text:c="4"/></text:span><text:span text:style-name="T3">git checkout Development</text:span></text:p>
          <text:p><text:span text:style-name="T3"><text:s text:c="4"/></text:span><text:span text:style-name="T3">vi Patches/Developmet_Patch_Section4-Step11.sh</text:span></text:p>
          <text:p><text:span text:style-name="T3"><text:s text:c="4"/></text:span><text:span text:style-name="T3">git add Patches/Developmet_Patch_Section4-Step11.sh</text:span></text:p>
          <text:p><text:span text:style-name="T3"><text:s text:c="4"/></text:span><text:span text:style-name="T3">git commit -m “Patches/Developmet_Patch_Section4-Step11.sh” </text:span></text:p>
        </officeooo:annotation>
        <officeooo:annotation svg:x="20.225cm" svg:y="13.102cm">
          <dc:date>2017-03-04T22:14:27</dc:date>
          <text:p>Task:</text:p>
          <text:p>Purple_Feature merged with Development.</text:p>
          <text:p/>
          <text:p>Commands:</text:p>
          <text:p><text:span text:style-name="T5"><text:s text:c="4"/></text:span><text:span text:style-name="T5">git checkout Purple_Feature <text:s text:c="41"/># (from)</text:span></text:p>
          <text:p><text:span text:style-name="T5"><text:s text:c="4"/></text:span><text:span text:style-name="T5">git pull</text:span></text:p>
          <text:p><text:span text:style-name="T5"><text:s text:c="4"/></text:span><text:span text:style-name="T5">git checkout Development <text:s text:c="44"/># <text:s/>(into)</text:span></text:p>
          <text:p><text:span text:style-name="T5"><text:s text:c="4"/></text:span><text:span text:style-name="T5">git pull</text:span></text:p>
          <text:p><text:span text:style-name="T5"><text:s text:c="4"/></text:span><text:span text:style-name="T5">git log --oneline <text:s/>--graph <text:s/>--all</text:span></text:p>
          <text:p><text:span text:style-name="T5"><text:s text:c="4"/></text:span><text:span text:style-name="T5">git diff Development <text:s/>Purple_Feature</text:span></text:p>
          <text:p><text:span text:style-name="T5"><text:s text:c="4"/></text:span><text:span text:style-name="T5">git merge -m "Section 4 - Step 12: Merging Purple_Feature into the Development branch" Purple_Feature</text:span></text:p>
          <text:p><text:span text:style-name="T5"><text:s text:c="4"/></text:span><text:span text:style-name="T5">git push</text:span></text:p>
          <text:p><text:span text:style-name="T5"/></text:p>
          <text:p><text:span text:style-name="T5"><text:s text:c="4"/></text:span><text:span text:style-name="T5">git branch -d Purple_Feature</text:span></text:p>
          <text:p><text:span text:style-name="T5"><text:s text:c="4"/></text:span><text:span text:style-name="T5">git push origin --delete Purple_Feature</text:span></text:p>
        </officeooo:annotation>
        <officeooo:annotation svg:x="21.803cm" svg:y="10.278cm">
          <dc:date>2017-03-04T22:14:45</dc:date>
          <text:p>Task:</text:p>
          <text:p>Release branch created from Devlopment</text:p>
          <text:p>(After Purple_Feature merge).</text:p>
          <text:p/>
          <text:p>Commands:</text:p>
          <text:p><text:span text:style-name="T7"><text:s text:c="4"/></text:span><text:span text:style-name="T7">git branch -v</text:span></text:p>
          <text:p><text:span text:style-name="T7"><text:s text:c="4"/></text:span><text:span text:style-name="T7">git checkout Development</text:span></text:p>
          <text:p><text:span text:style-name="T7"><text:s text:c="4"/></text:span><text:span text:style-name="T7">git pull</text:span></text:p>
          <text:p><text:span text:style-name="T7"><text:s text:c="4"/></text:span><text:span text:style-name="T7">git checkout -b Release Development</text:span></text:p>
          <text:p><text:span text:style-name="T7"><text:s text:c="4"/></text:span><text:span text:style-name="T7">git branch --edit-description <text:s/>Release</text:span></text:p>
          <text:p><text:span text:style-name="T7"><text:s text:c="4"/></text:span><text:span text:style-name="T7">git push -u origin Release</text:span></text:p>
          <text:p><text:span text:style-name="T7"><text:s text:c="4"/></text:span><text:span text:style-name="T7">git branch -v</text:span></text:p>
        </officeooo:annotation>
        <officeooo:annotation svg:x="20.2cm" svg:y="17.732cm">
          <dc:date>2017-03-04T22:14:57</dc:date>
          <text:p>Task:</text:p>
          <text:p>Red_Feature Updated.</text:p>
          <text:p/>
          <text:p>Commands:</text:p>
          <text:p><text:span text:style-name="T4"><text:s text:c="4"/></text:span><text:span text:style-name="T4">git checkout Red_Feature</text:span></text:p>
          <text:p><text:span text:style-name="T4"><text:s text:c="4"/></text:span><text:span text:style-name="T4">vi Red_Feature/Section4_Step14.sh</text:span></text:p>
          <text:p><text:span text:style-name="T4"><text:s text:c="4"/></text:span><text:span text:style-name="T4">git add Red_Feature/Section4_Step14.sh</text:span></text:p>
          <text:p><text:span text:style-name="T4"><text:s text:c="4"/></text:span><text:span text:style-name="T4">git commit -m "Section 4 - Step 14: Creating Red_Feature/Section4_Step14.sh"</text:span></text:p>
          <text:p><text:span text:style-name="T4"><text:s text:c="4"/></text:span><text:span text:style-name="T4">git push</text:span></text:p>
        </officeooo:annotation>
        <officeooo:annotation svg:x="24.23cm" svg:y="8.717cm">
          <dc:date>2017-03-04T22:15:17</dc:date>
          <text:p>Task:</text:p>
          <text:p>Release updated.</text:p>
          <text:p/>
          <text:p>Commands:</text:p>
          <text:p><text:span text:style-name="T7"><text:s text:c="4"/></text:span><text:span text:style-name="T7">git checkout Release</text:span></text:p>
          <text:p><text:span text:style-name="T7"><text:s text:c="4"/></text:span><text:span text:style-name="T7">git pull</text:span></text:p>
          <text:p><text:span text:style-name="T7"><text:s text:c="4"/></text:span><text:span text:style-name="T7">mkdir Release</text:span></text:p>
          <text:p><text:span text:style-name="T7"><text:s text:c="4"/></text:span><text:span text:style-name="T7">vi Release/Release_Notes_Section5-Step15.txt</text:span></text:p>
          <text:p><text:span text:style-name="T7"><text:s text:c="4"/></text:span><text:span text:style-name="T7">git add Release/Release_Notes_Section5-Step15.txt</text:span></text:p>
          <text:p><text:span text:style-name="T7"><text:s text:c="4"/></text:span><text:span text:style-name="T7">git commit -m <text:s/>"Release Branch: Release/Release_Notes_Section5-Step15.txt"</text:span></text:p>
          <text:p><text:span text:style-name="T7"><text:s text:c="4"/></text:span><text:span text:style-name="T7">git push</text:span></text:p>
        </officeooo:annotation>
        <officeooo:annotation svg:x="25.762cm" svg:y="7.269cm">
          <dc:date>2017-03-04T22:15:32</dc:date>
          <text:p>Task:</text:p>
          <text:p>Release merged into Version 1.0.</text:p>
          <text:p/>
          <text:p>Commands:</text:p>
          <text:p><text:span text:style-name="T2"><text:s text:c="4"/></text:span><text:span text:style-name="T2">git checkout Release</text:span></text:p>
          <text:p><text:span text:style-name="T2"><text:s text:c="4"/></text:span><text:span text:style-name="T2">git pull</text:span></text:p>
          <text:p><text:span text:style-name="T2"><text:s text:c="4"/></text:span><text:span text:style-name="T2">git checkout Version_1.0</text:span></text:p>
          <text:p><text:span text:style-name="T2"><text:s text:c="4"/></text:span><text:span text:style-name="T2">git pull</text:span></text:p>
          <text:p><text:span text:style-name="T2"><text:s text:c="4"/></text:span><text:span text:style-name="T2">git log --oneline <text:s/>--graph <text:s/>--all</text:span></text:p>
          <text:p><text:span text:style-name="T2"><text:s text:c="4"/></text:span><text:span text:style-name="T2">git diff Version_1.0 <text:s/>Release</text:span></text:p>
          <text:p><text:span text:style-name="T2"><text:s text:c="4"/></text:span><text:span text:style-name="T2">git merge -m "Section 5 - Step 16: Merging Release into the Version 1.0 branch" Release</text:span></text:p>
          <text:p><text:span text:style-name="T2"><text:s text:c="4"/></text:span><text:span text:style-name="T2">git push</text:span></text:p>
        </officeooo:annotation>
        <officeooo:annotation svg:x="24.258cm" svg:y="11.726cm">
          <dc:date>2017-03-04T22:15:43</dc:date>
          <text:p>Task:</text:p>
          <text:p>Devlopment updated.</text:p>
          <text:p/>
          <text:p>Commands:</text:p>
          <text:p><text:span text:style-name="T3"><text:s text:c="4"/></text:span><text:span text:style-name="T3">git checkout Development </text:span></text:p>
          <text:p><text:span text:style-name="T3"><text:s text:c="4"/></text:span><text:span text:style-name="T3">vi Features/New_Dev.URL</text:span></text:p>
          <text:p><text:span text:style-name="T3"><text:s text:c="4"/></text:span><text:span text:style-name="T3">git commit -am "Development: Section 5 - Step 17: Updating Features/New_Dev.URL"</text:span></text:p>
          <text:p><text:span text:style-name="T3"><text:s text:c="4"/></text:span><text:span text:style-name="T3">git push</text:span></text:p>
        </officeooo:annotation>
        <officeooo:annotation svg:x="25.733cm" svg:y="10.11cm">
          <dc:date>2017-03-04T21:28:23</dc:date>
          <text:p>Task:</text:p>
          <text:p>Release merged into Devlopment.</text:p>
          <text:p/>
          <text:p>Commands:</text:p>
          <text:p><text:span text:style-name="T3"><text:s text:c="4"/></text:span><text:span text:style-name="T3">git checkout Release</text:span></text:p>
          <text:p><text:span text:style-name="T3"><text:s text:c="4"/></text:span><text:span text:style-name="T3">git pull</text:span></text:p>
          <text:p><text:span text:style-name="T3"><text:s text:c="4"/></text:span><text:span text:style-name="T3">git checkout Development</text:span></text:p>
          <text:p><text:span text:style-name="T3"><text:s text:c="4"/></text:span><text:span text:style-name="T3">git pull</text:span></text:p>
          <text:p><text:span text:style-name="T3"><text:s text:c="4"/></text:span><text:span text:style-name="T3">git log --oneline <text:s/>--graph <text:s/>--all</text:span></text:p>
          <text:p><text:span text:style-name="T3"><text:s text:c="4"/></text:span><text:span text:style-name="T3">git diff Development <text:s/>Release</text:span></text:p>
          <text:p><text:span text:style-name="T3"><text:s text:c="4"/></text:span><text:span text:style-name="T3">git merge -m "Section 5 - Step 18: Merging Release into the Development branch" Release</text:span></text:p>
          <text:p><text:span text:style-name="T3"><text:s text:c="4"/></text:span><text:span text:style-name="T3">git push</text:span></text:p>
        </officeooo:annotation>
        <officeooo:annotation svg:x="26.681cm" svg:y="5.737cm">
          <dc:date>2017-03-04T21:37:13</dc:date>
          <text:p>Task:</text:p>
          <text:p>Version 1.0 branched into Version 1.1</text:p>
          <text:p>Version 1.0 frozen</text:p>
          <text:p/>
          <text:p>Commands:</text:p>
          <text:p><text:span text:style-name="T2"><text:s text:c="4"/></text:span><text:span text:style-name="T2">git checkout Version_1.0</text:span></text:p>
          <text:p><text:span text:style-name="T2"><text:s text:c="4"/></text:span><text:span text:style-name="T2">git checkout -b Version_1.1 Version_1.0</text:span></text:p>
          <text:p><text:span text:style-name="T2"><text:s text:c="4"/></text:span><text:span text:style-name="T2">git branch --edit-description <text:s/>Version_1.1</text:span></text:p>
          <text:p><text:span text:style-name="T2"><text:s text:c="4"/></text:span><text:span text:style-name="T2">git push -u origin Version_1.1</text:span></text:p>
        </officeooo:annotation>
        <officeooo:annotation svg:x="27.21cm" svg:y="8.662cm">
          <dc:date>2017-03-04T21:47:46</dc:date>
          <text:p>Task:</text:p>
          <text:p>Release branch deleted.</text:p>
          <text:p/>
          <text:p>Commands:</text:p>
          <text:p><text:span text:style-name="T7"><text:s text:c="4"/></text:span><text:span text:style-name="T7">git branch -d Release</text:span></text:p>
          <text:p><text:span text:style-name="T7"><text:s text:c="4"/></text:span><text:span text:style-name="T7">git push origin --delete Release</text:span></text:p>
        </officeooo:annotation>
        <officeooo:annotation svg:x="26.652cm" svg:y="11.698cm">
          <dc:date>2017-03-04T21:57:04</dc:date>
          <text:p>Task:</text:p>
          <text:p>Development Updated.</text:p>
          <text:p/>
          <text:p>Commands:</text:p>
          <text:p><text:span text:style-name="T3"><text:s text:c="4"/></text:span><text:span text:style-name="T3">git checkout Development </text:span></text:p>
          <text:p><text:span text:style-name="T3"><text:s text:c="4"/></text:span><text:span text:style-name="T3">vi Features/v1.1_New_Dev.URL</text:span></text:p>
          <text:p><text:span text:style-name="T3"><text:s text:c="4"/></text:span><text:span text:style-name="T3">git add Features/v1.1_New_Dev.URL</text:span></text:p>
          <text:p><text:span text:style-name="T3"><text:s text:c="4"/></text:span><text:span text:style-name="T3">git commit -m "Development: Section 5 - Step 21: Updating Features/v1.1_New_Dev.URL"</text:span></text:p>
          <text:p><text:span text:style-name="T3"><text:s text:c="4"/></text:span><text:span text:style-name="T3">git push</text:span></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Marble" xlink:href="Pictures/100000000000005E0000005E0B1378DF386115AF.png" xlink:type="simple" xlink:show="embed" xlink:actuate="onLoad"/>
    <draw:marker draw:name="Arrow" svg:viewBox="0 0 20 30" svg:d="M10 0l-10 30h20z"/>
    <draw:marker draw:name="Dimension_20_Lines" draw:display-name="Dimension Lines" svg:viewBox="0 0 836 110" svg:d="M0 0h278 278 280v36 36 38h-278-278-280v-36-3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6666ff"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bitmap" draw:fill-image-name="Marble"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3T07:53:54.301752625</meta:creation-date>
    <dc:date>2017-03-04T22:38:10.270683277</dc:date>
    <meta:editing-duration>PT2H37M18S</meta:editing-duration>
    <meta:editing-cycles>30</meta:editing-cycles>
    <meta:generator>LibreOffice/5.1.6.2$Linux_X86_64 LibreOffice_project/10m0$Build-2</meta:generator>
    <meta:print-date>2017-03-04T15:50:26.549181897</meta:print-date>
    <meta:document-statistic meta:object-count="80"/>
  </office:meta>
</office:document-meta>
</file>